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InfoVO.setOldStatus( int old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933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InfoVO.getOldOrder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93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InfoVO.setOrderStatus( int order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933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InfoVO.getOl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foVO.setOldOrderStatus( int oldOrder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foVO.getOrder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